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60000033A72795EAD58D446C1.png" manifest:media-type="image/png"/>
  <manifest:file-entry manifest:full-path="Pictures/10000201000009C2000004B3F852921A12B3730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575f" officeooo:paragraph-rsid="0006575f"/>
    </style:style>
    <style:style style:name="P2" style:family="paragraph" style:parent-style-name="Standard">
      <style:text-properties fo:font-weight="bold" officeooo:rsid="0006575f" officeooo:paragraph-rsid="0006575f" style:font-weight-asian="bold" style:font-weight-complex="bold"/>
    </style:style>
    <style:style style:name="P3" style:family="paragraph" style:parent-style-name="Standard">
      <style:text-properties fo:font-weight="bold" officeooo:rsid="000acf87" officeooo:paragraph-rsid="000acf87" style:font-weight-asian="bold" style:font-weight-complex="bold"/>
    </style:style>
    <style:style style:name="P4" style:family="paragraph" style:parent-style-name="Standard">
      <style:text-properties fo:font-weight="bold" officeooo:rsid="000f4c02" officeooo:paragraph-rsid="000f4c02" style:font-weight-asian="bold" style:font-weight-complex="bold"/>
    </style:style>
    <style:style style:name="P5" style:family="paragraph" style:parent-style-name="Standard">
      <style:text-properties fo:font-weight="normal" officeooo:rsid="0009c902" officeooo:paragraph-rsid="0009c902" style:font-weight-asian="normal" style:font-weight-complex="normal"/>
    </style:style>
    <style:style style:name="P6" style:family="paragraph" style:parent-style-name="Standard">
      <style:text-properties fo:font-weight="normal" officeooo:rsid="000acf87" officeooo:paragraph-rsid="000acf87" style:font-weight-asian="normal" style:font-weight-complex="normal"/>
    </style:style>
    <style:style style:name="P7" style:family="paragraph" style:parent-style-name="Standard">
      <style:text-properties fo:font-weight="normal" officeooo:rsid="000b8f64" officeooo:paragraph-rsid="000f4c02" style:font-weight-asian="normal" style:font-weight-complex="normal"/>
    </style:style>
    <style:style style:name="P8" style:family="paragraph" style:parent-style-name="Standard">
      <style:text-properties fo:font-weight="normal" officeooo:rsid="000d9c17" officeooo:paragraph-rsid="000d9c17" style:font-weight-asian="normal" style:font-weight-complex="normal"/>
    </style:style>
    <style:style style:name="P9" style:family="paragraph" style:parent-style-name="Standard">
      <style:text-properties fo:font-weight="normal" officeooo:rsid="000e5d87" officeooo:paragraph-rsid="000f4c02" style:font-weight-asian="normal" style:font-weight-complex="normal"/>
    </style:style>
    <style:style style:name="P10" style:family="paragraph" style:parent-style-name="Standard">
      <style:text-properties fo:font-weight="normal" officeooo:rsid="000f4c02" officeooo:paragraph-rsid="000f4c02" style:font-weight-asian="normal" style:font-weight-complex="normal"/>
    </style:style>
    <style:style style:name="P11" style:family="paragraph" style:parent-style-name="Standard">
      <style:text-properties fo:font-weight="normal" officeooo:rsid="00112539" officeooo:paragraph-rsid="00112539" style:font-weight-asian="normal" style:font-weight-complex="normal"/>
    </style:style>
    <style:style style:name="P12" style:family="paragraph" style:parent-style-name="Standard">
      <style:text-properties officeooo:paragraph-rsid="0006575f"/>
    </style:style>
    <style:style style:name="P13" style:family="paragraph" style:parent-style-name="Standard">
      <style:text-properties officeooo:paragraph-rsid="000acf87"/>
    </style:style>
    <style:style style:name="P14" style:family="paragraph" style:parent-style-name="Standard">
      <style:text-properties fo:font-weight="bold" officeooo:rsid="0006575f" officeooo:paragraph-rsid="0006575f" style:font-weight-asian="bold" style:font-weight-complex="bold"/>
    </style:style>
    <style:style style:name="P15" style:family="paragraph" style:parent-style-name="Standard">
      <style:text-properties fo:font-weight="bold" officeooo:rsid="0017e496" officeooo:paragraph-rsid="0017e496" style:font-weight-asian="bold" style:font-weight-complex="bold"/>
    </style:style>
    <style:style style:name="P16" style:family="paragraph" style:parent-style-name="Standard">
      <style:text-properties fo:font-weight="bold" officeooo:rsid="002224a9" officeooo:paragraph-rsid="002224a9" style:font-weight-asian="bold" style:font-weight-complex="bold"/>
    </style:style>
    <style:style style:name="P17" style:family="paragraph" style:parent-style-name="Standard">
      <style:text-properties fo:font-weight="normal" officeooo:rsid="000e5d87" officeooo:paragraph-rsid="000f4c02" style:font-weight-asian="normal" style:font-weight-complex="normal"/>
    </style:style>
    <style:style style:name="T1" style:family="text">
      <style:text-properties officeooo:rsid="0009c902"/>
    </style:style>
    <style:style style:name="T2" style:family="text">
      <style:text-properties fo:font-weight="normal" officeooo:rsid="0006575f" style:font-weight-asian="normal" style:font-weight-complex="normal"/>
    </style:style>
    <style:style style:name="T3" style:family="text">
      <style:text-properties fo:font-weight="normal" officeooo:rsid="0007ef4d" style:font-weight-asian="normal" style:font-weight-complex="normal"/>
    </style:style>
    <style:style style:name="T4" style:family="text">
      <style:text-properties fo:font-weight="normal" officeooo:rsid="000acf87" style:font-weight-asian="normal" style:font-weight-complex="normal"/>
    </style:style>
    <style:style style:name="T5" style:family="text">
      <style:text-properties fo:font-weight="normal" officeooo:rsid="000f4c02" style:font-weight-asian="normal" style:font-weight-complex="normal"/>
    </style:style>
    <style:style style:name="T6" style:family="text">
      <style:text-properties fo:font-weight="normal" officeooo:rsid="0018fbe9" style:font-weight-asian="normal" style:font-weight-complex="normal"/>
    </style:style>
    <style:style style:name="T7" style:family="text">
      <style:text-properties officeooo:rsid="000b8f64"/>
    </style:style>
    <style:style style:name="T8" style:family="text">
      <style:text-properties officeooo:rsid="000d9c17"/>
    </style:style>
    <style:style style:name="T9" style:family="text">
      <style:text-properties officeooo:rsid="000e5d87"/>
    </style:style>
    <style:style style:name="T10" style:family="text">
      <style:text-properties officeooo:rsid="000f4c02"/>
    </style:style>
    <style:style style:name="T11" style:family="text">
      <style:text-properties officeooo:rsid="00112539"/>
    </style:style>
    <style:style style:name="T12" style:family="text">
      <style:text-properties officeooo:rsid="00131e7c"/>
    </style:style>
    <style:style style:name="T13" style:family="text">
      <style:text-properties officeooo:rsid="0018fbe9"/>
    </style:style>
    <style:style style:name="T14" style:family="text">
      <style:text-properties officeooo:rsid="001a2ebe"/>
    </style:style>
    <style:style style:name="T15" style:family="text">
      <style:text-properties officeooo:rsid="001b513f"/>
    </style:style>
    <style:style style:name="T16" style:family="text">
      <style:text-properties officeooo:rsid="001e7059"/>
    </style:style>
    <style:style style:name="T17" style:family="text">
      <style:text-properties officeooo:rsid="00217e9a"/>
    </style:style>
    <style:style style:name="T18" style:family="text">
      <style:text-properties officeooo:rsid="0024cac8"/>
    </style:style>
    <style:style style:name="T19" style:family="text">
      <style:text-properties officeooo:rsid="0025d6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STEM REQU<text:span text:style-name="T1">I</text:span>REMENTS</text:p>
      <text:p text:style-name="P1"/>
      <text:p text:style-name="P2">Hardware Requirements</text:p>
      <text:p text:style-name="P1">1.Processor-i<text:span text:style-name="T11">3 </text:span></text:p>
      <text:p text:style-name="P1">2.RAM 1GB</text:p>
      <text:p text:style-name="P1">3.Hard Disk – 40GB</text:p>
      <text:p text:style-name="P1">4.Mouse-Standard Mouse</text:p>
      <text:p text:style-name="P1">5.Keyboard-Standard Keyboard</text:p>
      <text:p text:style-name="P1">6.Processor Speed- 2.4GHZ</text:p>
      <text:p text:style-name="P2">Software Requirements</text:p>
      <text:p text:style-name="P12"><text:span text:style-name="T2">1.Operating System -Microsoft Windows </text:span>XP<text:span text:style-name="T2"> </text:span><text:span text:style-name="T3">With Service Pack 2</text:span><text:span text:style-name="T2"> , Linux , MAC OS</text:span></text:p>
      <text:p text:style-name="P5">2.Front-End – <text:span text:style-name="T15">Java Swing</text:span></text:p>
      <text:p text:style-name="P6">3.Back-End – <text:span text:style-name="T15">Java Spring</text:span></text:p>
      <text:p text:style-name="P6"/>
      <text:p text:style-name="P3">FUNCTIONAL REQUIREMENTS</text:p>
      <text:p text:style-name="P6"/>
      <text:p text:style-name="P3">Function 1:”<text:span text:style-name="T13">Travel</text:span> Details”</text:p>
      <text:p text:style-name="P3"/>
      <text:p text:style-name="P13"><text:span text:style-name="T4">The customer <text:s/>must be able to view the details of the bus reference number,</text:span><text:span text:style-name="T5">bus route</text:span><text:span text:style-name="T4">,</text:span><text:span text:style-name="T5"> </text:span><text:span text:style-name="T6">date</text:span><text:span text:style-name="T5">,</text:span><text:span text:style-name="T4">numbers of the bus.</text:span></text:p>
      <text:p text:style-name="P6"/>
      <text:p text:style-name="P6">When a customer approaches they must be able to check the bus details <text:span text:style-name="T7">for customer convenience.</text:span></text:p>
      <text:p text:style-name="P6"/>
      <text:p text:style-name="P7">INPUT:Details of <text:span text:style-name="T13">travel</text:span>.<text:span text:style-name="T16">(Customer,route,date)</text:span> </text:p>
      <text:p text:style-name="P7">SOURCE:<text:span text:style-name="T13">Travel database.</text:span></text:p>
      <text:p text:style-name="P7">OUTPUT:<text:span text:style-name="T14">Bus details</text:span>. </text:p>
      <text:p text:style-name="P7">DESTINATION:Area to be reached.</text:p>
      <text:p text:style-name="P7"><text:span text:style-name="T8">REQUIRES:The Database table having the details of the routes,dates and bus details.</text:span> </text:p>
      <text:p text:style-name="P6"/>
      <text:p text:style-name="P3">Function 2:”<text:span text:style-name="T8">Bus Reservation Details</text:span>”</text:p>
      <text:p text:style-name="P8">The <text:span text:style-name="T9">customer</text:span> <text:s/>must be able to view the <text:span text:style-name="T9">his or her details for their reservation customer name,age,sex,seat number,ticket number. Description:</text:span></text:p>
      <text:p text:style-name="P9">When passenger approaches they must be able to update name,age,sex,seat number,<text:span text:style-name="T10">identity number</text:span>,ticket number and bus number. </text:p>
      <text:p text:style-name="P9">INPUT:Passengers details. </text:p>
      <text:p text:style-name="P9">SOURCE:<text:span text:style-name="T17">User database , Account database.</text:span> </text:p>
      <text:p text:style-name="P9">OUTPUT:<text:span text:style-name="T18">Ticket information</text:span>.</text:p>
      <text:p text:style-name="P9">DESTINATION:Area where the passenger to be reached.</text:p>
      <text:p text:style-name="P9">ACTION:To update the reservation details we require <text:span text:style-name="T10">identity number.</text:span></text:p>
      <text:p text:style-name="P10">REQUIRES:The data base having the details of the reservation.</text:p>
      <text:p text:style-name="P10">PRECONDITION:The customer approach a<text:span text:style-name="T19">ll past ticket information</text:span>.</text:p>
      <text:p text:style-name="P10"/>
      <text:p text:style-name="P4">NON-FUNCTIONAL REQUIREMENTS</text:p>
      <text:p text:style-name="P4"/>
      <text:p text:style-name="P10">Reliability-The system is reliable enough as the database permanently stored and backups can be kept easily , as well as the hard copies of various report also plays major roles here.</text:p>
      <text:p text:style-name="P10"/>
      <text:p text:style-name="P11"/>
      <text:p text:style-name="P11">Security-The system is secure enough, as limited is privileges are given to other. They cannot make any modification to database.</text:p>
      <text:p text:style-name="P11"/>
      <text:p text:style-name="P11">Maintainability-The system should be easy to <text:span text:style-name="T12">use for customer.</text:span></text:p>
      <text:p text:style-name="P15"><text:soft-page-break/>USER REQUIREMENTS</text:p>
      <text:p text:style-name="P15"/>
      <text:p text:style-name="P15"><draw:frame draw:style-name="fr2" draw:name="Image1" text:anchor-type="paragraph" svg:width="7.1016in" svg:height="3.4193in" draw:z-index="1"><draw:image xlink:href="Pictures/10000201000009C2000004B3F852921A12B37304.png" xlink:type="simple" xlink:show="embed" xlink:actuate="onLoad"/></draw:frame></text:p>
      <text:p text:style-name="P15"/>
      <text:p text:style-name="P15"/>
      <text:p text:style-name="P16"><draw:frame draw:style-name="fr1" draw:name="Image2" text:anchor-type="paragraph" svg:x="-0.1354in" svg:y="0.3925in" svg:width="6.6929in" svg:height="5.2846in" draw:z-index="0"><draw:image xlink:href="Pictures/10000201000004160000033A72795EAD58D446C1.png" xlink:type="simple" xlink:show="embed" xlink:actuate="onLoad"/></draw:frame>CONTEXT MODE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12:38:41.992035437</meta:creation-date>
    <dc:date>2016-10-31T22:06:30.821229864</dc:date>
    <meta:editing-duration>PT1H54M52S</meta:editing-duration>
    <meta:editing-cycles>10</meta:editing-cycles>
    <meta:generator>LibreOffice/5.1.4.2$Linux_X86_64 LibreOffice_project/10m0$Build-2</meta:generator>
    <meta:document-statistic meta:table-count="0" meta:image-count="2" meta:object-count="0" meta:page-count="2" meta:paragraph-count="37" meta:word-count="249" meta:character-count="1832" meta:non-whitespace-character-count="1608"/>
  </office:meta>
</office:document-meta>
</file>